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ource Sans Pro" svg:font-family="'Source Sans Pro', 'Helvetica Neue', Helvetica, Arial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1f496" officeooo:paragraph-rsid="0011f496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f496" officeooo:paragraph-rsid="0011f49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f496" officeooo:paragraph-rsid="0012e5e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1f496" officeooo:paragraph-rsid="0011f496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f496" officeooo:paragraph-rsid="0011f49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e5ed" officeooo:paragraph-rsid="0011f49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e5ed" officeooo:paragraph-rsid="0012e5e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84a3" officeooo:paragraph-rsid="0011f49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2e5ed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1584a3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b6320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1c825a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1f496" officeooo:paragraph-rsid="001584a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584a3" officeooo:paragraph-rsid="001584a3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1f496" officeooo:paragraph-rsid="001584a3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1f496" officeooo:paragraph-rsid="001780d4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584a3" officeooo:paragraph-rsid="001584a3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780d4" officeooo:paragraph-rsid="001780d4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normal" officeooo:rsid="001780d4" officeooo:paragraph-rsid="001780d4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3b055" style:font-size-asian="10pt" style:font-style-asian="normal" style:font-weight-asian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3b055" officeooo:paragraph-rsid="0013b055" style:font-size-asian="10pt" style:font-style-asian="normal" style:font-weight-asian="normal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584a3" officeooo:paragraph-rsid="001584a3" style:font-size-asian="10.5pt" style:font-style-asian="normal" style:font-weight-asian="normal" style:font-size-complex="12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780d4" officeooo:paragraph-rsid="001780d4" style:font-size-asian="10.5pt" style:font-style-asian="normal" style:font-weight-asian="normal" style:font-size-complex="12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584a3" officeooo:paragraph-rsid="001584a3" style:font-size-asian="10.5pt" style:font-style-asian="normal" style:font-weight-asian="bold" style:font-size-complex="12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c825a" officeooo:paragraph-rsid="001c825a" style:font-size-asian="10.5pt" style:font-style-asian="normal" style:font-weight-asian="bold" style:font-size-complex="12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fc257" officeooo:paragraph-rsid="001fc257" style:font-size-asian="10.5pt" style:font-style-asian="normal" style:font-weight-asian="bold" style:font-size-complex="12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1584a3" officeooo:paragraph-rsid="001584a3" style:font-size-asian="15.75pt" style:font-style-asian="normal" style:font-weight-asian="normal" style:font-size-complex="18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1780d4" officeooo:paragraph-rsid="001780d4" style:font-size-asian="15.75pt" style:font-style-asian="normal" style:font-weight-asian="normal" style:font-size-complex="18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b6320" officeooo:paragraph-rsid="001b6320" style:font-size-asian="15.75pt" style:font-style-asian="normal" style:font-weight-asian="bold" style:font-size-complex="18pt" style:font-weight-complex="bold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1f496" officeooo:paragraph-rsid="001fc257" style:font-size-asian="15.75pt" style:font-style-asian="normal" style:font-weight-asian="bold" style:font-size-complex="18pt" style:font-weight-complex="bold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font-weight="bold" officeooo:rsid="001b6320" officeooo:paragraph-rsid="001b6320" style:font-weight-asian="bold" style:font-weight-complex="bold"/>
    </style:style>
    <style:style style:name="P3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b6320" officeooo:paragraph-rsid="001b6320" style:font-size-asian="10.5pt" style:font-style-asian="normal" style:font-weight-asian="bold" style:font-size-complex="12pt" style:font-weight-complex="bold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fc257" officeooo:paragraph-rsid="001fc257" style:font-size-asian="10.5pt" style:font-style-asian="normal" style:font-weight-asian="bold" style:font-size-complex="12pt" style:font-weight-complex="bold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584a3" officeooo:paragraph-rsid="001584a3" style:font-size-asian="10.5pt" style:font-style-asian="normal" style:font-weight-asian="bold" style:font-size-complex="12pt" style:font-weight-complex="bold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3b569" officeooo:paragraph-rsid="0023b569" style:font-size-asian="12pt" style:font-style-asian="normal" style:font-weight-asian="normal" style:font-size-complex="12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584a3" officeooo:paragraph-rsid="00266f6e" style:font-size-asian="10.5pt" style:font-style-asian="normal" style:font-weight-asian="normal" style:font-size-complex="12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780d4" officeooo:paragraph-rsid="001780d4" style:font-size-asian="10.5pt" style:font-style-asian="normal" style:font-weight-asian="normal" style:font-size-complex="12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266f6e" officeooo:paragraph-rsid="00266f6e" style:font-size-asian="10.5pt" style:font-style-asian="normal" style:font-weight-asian="normal" style:font-size-complex="12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fc257" officeooo:paragraph-rsid="001fc257" style:font-size-asian="10.5pt" style:font-style-asian="normal" style:font-weight-asian="normal" style:font-size-complex="12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2e5ed" officeooo:paragraph-rsid="001584a3" style:font-size-asian="18pt" style:font-style-asian="normal" style:font-weight-asian="bold" style:font-size-complex="18pt" style:font-weight-complex="bold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2e5ed" officeooo:paragraph-rsid="001780d4" style:font-size-asian="18pt" style:font-style-asian="normal" style:font-weight-asian="bold" style:font-size-complex="18pt" style:font-weight-complex="bold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23b569" officeooo:paragraph-rsid="0023b569" style:font-size-asian="15.75pt" style:font-style-asian="normal" style:font-weight-asian="bold" style:font-size-complex="18pt" style:font-weight-complex="bold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font-weight="normal" officeooo:rsid="001fc257" officeooo:paragraph-rsid="001fc257" style:font-weight-asian="normal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officeooo:paragraph-rsid="001584a3"/>
    </style:style>
    <style:style style:name="P47" style:family="paragraph" style:parent-style-name="Standard">
      <style:paragraph-properties fo:text-align="start" style:justify-single-word="false" style:writing-mode="lr-tb"/>
      <style:text-properties officeooo:paragraph-rsid="00266f6e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8pt" style:text-underline-style="none" fo:font-weight="bold" officeooo:rsid="001584a3" officeooo:paragraph-rsid="001584a3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start" style:justify-single-word="false" style:writing-mode="lr-tb"/>
      <style:text-properties officeooo:rsid="001584a3" officeooo:paragraph-rsid="00266f6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officeooo:rsid="001584a3" officeooo:paragraph-rsid="00266f6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 style:writing-mode="lr-tb"/>
      <style:text-properties fo:font-weight="bold" officeooo:rsid="00288abc" officeooo:paragraph-rsid="00288abc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e5ed" officeooo:paragraph-rsid="0011f496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84a3" officeooo:paragraph-rsid="00266f6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8pt" style:text-underline-style="none" fo:font-weight="bold" officeooo:rsid="0011f496" officeooo:paragraph-rsid="00266f6e" style:font-size-asian="15.75pt" style:font-weight-asian="bold" style:font-size-complex="18pt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paragraph-rsid="0011f496"/>
    </style:style>
    <style:style style:name="P56" style:family="paragraph" style:parent-style-name="Standard">
      <style:paragraph-properties fo:text-align="start" style:justify-single-word="false"/>
      <style:text-properties officeooo:paragraph-rsid="0012e5ed"/>
    </style:style>
    <style:style style:name="P57" style:family="paragraph" style:parent-style-name="Text_20_body" style:list-style-name="L1">
      <style:paragraph-properties fo:orphans="2" fo:widows="2"/>
      <style:text-properties fo:font-variant="normal" fo:text-transform="none" fo:color="#000000" style:font-name="Source Sans Pro" fo:font-size="12pt" fo:letter-spacing="normal" fo:font-style="normal" fo:font-weight="normal" style:font-size-asian="12pt" style:font-size-complex="12pt"/>
    </style:style>
    <style:style style:name="P5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Source Sans Pro" fo:font-size="12pt" fo:letter-spacing="normal" fo:font-style="normal" fo:font-weight="normal" style:font-size-asian="12pt" style:font-size-complex="12pt"/>
    </style:style>
    <style:style style:name="P59" style:family="paragraph" style:parent-style-name="Text_20_body" style:list-style-name="L2">
      <style:paragraph-properties fo:text-align="start" style:justify-single-word="false" style:writing-mode="lr-tb"/>
      <style:text-properties fo:color="#000000" fo:font-size="12pt" officeooo:paragraph-rsid="00288abc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5ed" style:font-weight-asian="normal" style:font-weight-complex="normal"/>
    </style:style>
    <style:style style:name="T3" style:family="text">
      <style:text-properties fo:font-weight="normal" officeooo:rsid="001fc257" style:font-size-asian="18pt" style:font-weight-asian="normal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2e5ed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584a3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3b56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54fe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2e5ed" style:font-size-asian="18pt" style:font-weight-asian="normal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2e5ed" style:font-size-asian="10.5pt" style:font-weight-asian="normal" style:font-size-complex="12pt" style:font-weight-complex="normal"/>
    </style:style>
    <style:style style:name="T12" style:family="text">
      <style:text-properties fo:font-size="12pt" officeooo:rsid="001b6320" style:font-size-asian="10.5pt" style:font-size-complex="12pt"/>
    </style:style>
    <style:style style:name="T13" style:family="text">
      <style:text-properties fo:font-size="12pt" fo:font-weight="bold" officeooo:rsid="001b6320" style:font-size-asian="10.5pt" style:font-weight-asian="bold" style:font-size-complex="12pt" style:font-weight-complex="bold"/>
    </style:style>
    <style:style style:name="T14" style:family="text">
      <style:text-properties officeooo:rsid="0012e5ed"/>
    </style:style>
    <style:style style:name="T1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2e5ed" style:font-size-asian="10pt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3b055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5a380" style:font-size-asian="10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2e5ed" style:font-size-asian="10pt" style:font-style-asian="normal" style:font-weight-asian="normal" style:font-size-complex="12pt" style:font-weight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tyle="normal" fo:text-shadow="none" officeooo:rsid="0012e5ed" style:font-style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tyle="normal" fo:text-shadow="none" officeooo:rsid="001584a3" style:font-style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1" fo:font-style="normal" fo:text-shadow="none" officeooo:rsid="0023b569" style:font-style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tyle="normal" fo:text-shadow="none" fo:font-weight="normal" style:font-style-asian="normal" style:font-weight-asian="normal" style:font-weight-complex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tyle="normal" fo:text-shadow="none" fo:font-weight="normal" officeooo:rsid="001584a3" style:font-style-asian="normal" style:font-weight-asian="normal" style:font-weight-complex="normal" style:text-emphasize="none"/>
    </style:style>
    <style:style style:name="T25" style:family="text">
      <style:text-properties style:text-outline="false" style:text-line-through-style="none" style:text-line-through-type="none" style:font-name="Liberation Sans1" fo:font-style="normal" fo:text-shadow="none" fo:font-weight="normal" style:font-size-asian="18pt" style:font-style-asian="normal" style:font-weight-asian="normal" style:font-weight-complex="normal" style:text-emphasize="none"/>
    </style:style>
    <style:style style:name="T26" style:family="text">
      <style:text-properties style:text-outline="false" style:text-line-through-style="none" style:text-line-through-type="none" style:font-name="Liberation Sans1" fo:font-style="normal" fo:text-shadow="none" fo:font-weight="normal" officeooo:rsid="001584a3" style:font-size-asian="18pt" style:font-style-asian="normal" style:font-weight-asian="normal" style:font-weight-complex="normal" style:text-emphasize="none"/>
    </style:style>
    <style:style style:name="T27" style:family="text">
      <style:text-properties style:text-outline="false" style:text-line-through-style="none" style:text-line-through-type="none" style:font-name="Liberation Sans1" fo:font-style="normal" fo:text-shadow="none" fo:font-weight="normal" officeooo:rsid="001780d4" style:font-size-asian="18pt" style:font-style-asian="normal" style:font-weight-asian="normal" style:font-weight-complex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tyle="normal" fo:text-shadow="none" style:font-size-asian="18pt" style:font-style-asian="normal" style:text-emphasize="none"/>
    </style:style>
    <style:style style:name="T29" style:family="text">
      <style:text-properties style:text-outline="false" style:text-line-through-style="none" style:text-line-through-type="none" style:font-name="Liberation Sans1" fo:font-style="normal" fo:text-shadow="none" officeooo:rsid="0012e5ed" style:font-size-asian="18pt" style:font-style-asian="normal" style:text-emphasize="none"/>
    </style:style>
    <style:style style:name="T30" style:family="text">
      <style:text-properties style:text-outline="false" style:text-line-through-style="none" style:text-line-through-type="none" style:font-name="Liberation Sans1" fo:font-style="normal" fo:text-shadow="none" officeooo:rsid="001584a3" style:font-size-asian="18pt" style:font-style-asian="normal" style:text-emphasize="none"/>
    </style:style>
    <style:style style:name="T31" style:family="text">
      <style:text-properties style:text-outline="false" style:text-line-through-style="none" style:text-line-through-type="none" style:font-name="Liberation Sans1" fo:font-style="normal" fo:text-shadow="none" officeooo:rsid="001780d4" style:font-size-asian="18pt" style:font-style-asian="normal" style:text-emphasize="none"/>
    </style:style>
    <style:style style:name="T32" style:family="text">
      <style:text-properties style:text-outline="false" style:text-line-through-style="none" style:text-line-through-type="none" style:font-name="Liberation Sans1" fo:font-style="normal" fo:text-shadow="none" officeooo:rsid="001fc257" style:font-size-asian="18pt" style:font-style-asian="normal" style:text-emphasize="none"/>
    </style:style>
    <style:style style:name="T33" style:family="text">
      <style:text-properties style:text-outline="false" style:text-line-through-style="none" style:text-line-through-type="none" style:font-name="Liberation Sans1" fo:font-style="normal" fo:text-shadow="none" officeooo:rsid="0023b569" style:font-size-asian="18pt" style:font-style-asian="normal" style:text-emphasize="none"/>
    </style:style>
    <style:style style:name="T34" style:family="text">
      <style:text-properties style:text-outline="false" style:text-line-through-style="none" style:text-line-through-type="none" style:font-name="Liberation Sans1" fo:font-style="normal" fo:text-shadow="none" officeooo:rsid="00266f6e" style:font-size-asian="12pt" style:font-style-asian="normal" style:text-emphasize="none"/>
    </style:style>
    <style:style style:name="T35" style:family="text">
      <style:text-properties style:text-outline="false" style:text-line-through-style="none" style:text-line-through-type="none" style:font-name="Liberation Sans1" fo:font-size="12pt" fo:font-style="normal" fo:text-shadow="none" fo:font-weight="normal" style:font-size-asian="10.5pt" style:font-style-asian="normal" style:font-weight-asian="normal" style:font-size-complex="12pt" style:font-weight-complex="normal" style:text-emphasize="none"/>
    </style:style>
    <style:style style:name="T36" style:family="text">
      <style:text-properties style:text-outline="false" style:text-line-through-style="none" style:text-line-through-type="none" style:font-name="Liberation Sans1" fo:font-size="12pt" fo:font-style="normal" fo:text-shadow="none" fo:font-weight="normal" officeooo:rsid="0025a380" style:font-size-asian="10.5pt" style:font-style-asian="normal" style:font-weight-asian="normal" style:font-size-complex="12pt" style:font-weight-complex="normal" style:text-emphasize="none"/>
    </style:style>
    <style:style style:name="T37" style:family="text">
      <style:text-properties style:text-outline="false" style:text-line-through-style="none" style:text-line-through-type="none" style:font-name="Liberation Sans1" fo:font-size="12pt" fo:font-style="normal" fo:text-shadow="none" fo:font-weight="normal" officeooo:rsid="00266f6e" style:font-size-asian="10.5pt" style:font-style-asian="normal" style:font-weight-asian="normal" style:font-size-complex="12pt" style:font-weight-complex="normal" style:text-emphasize="none"/>
    </style:style>
    <style:style style:name="T38" style:family="text">
      <style:text-properties style:text-outline="false" style:text-line-through-style="none" style:text-line-through-type="none" style:font-name="Liberation Sans1" fo:font-size="12pt" fo:font-style="normal" fo:text-shadow="none" fo:font-weight="normal" officeooo:rsid="0012e5ed" style:font-size-asian="18pt" style:font-style-asian="normal" style:font-weight-asian="normal" style:font-size-complex="12pt" style:font-weight-complex="normal" style:text-emphasize="none"/>
    </style:style>
    <style:style style:name="T39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0.5pt" style:font-style-asian="normal" style:font-weight-asian="normal" style:font-size-complex="12pt" style:font-weight-complex="normal" style:text-emphasize="none"/>
    </style:style>
    <style:style style:name="T40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officeooo:rsid="001584a3" style:font-size-asian="10.5pt" style:font-style-asian="normal" style:font-weight-asian="normal" style:font-size-complex="12pt" style:font-weight-complex="normal" style:text-emphasize="none"/>
    </style:style>
    <style:style style:name="T41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584a3" style:font-size-asian="10.5pt" style:font-style-asian="normal" style:font-weight-asian="bold" style:font-size-complex="12pt" style:font-weight-complex="bold" style:text-emphasize="none"/>
    </style:style>
    <style:style style:name="T42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b6320" style:font-size-asian="10.5pt" style:font-style-asian="normal" style:font-weight-asian="bold" style:font-size-complex="12pt" style:font-weight-complex="bold" style:text-emphasize="none"/>
    </style:style>
    <style:style style:name="T43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1c825a" style:font-size-asian="10.5pt" style:font-style-asian="normal" style:font-weight-asian="bold" style:font-size-complex="12pt" style:font-weight-complex="bold" style:text-emphasize="none"/>
    </style:style>
    <style:style style:name="T44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288abc" style:font-size-asian="10.5pt" style:font-style-asian="normal" style:font-weight-asian="bold" style:font-size-complex="12pt" style:font-weight-complex="bold" style:text-emphasize="none"/>
    </style:style>
    <style:style style:name="T45" style:family="text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bold" officeooo:rsid="00266f6e" style:font-size-asian="12pt" style:font-style-asian="normal" style:font-weight-asian="bold" style:font-size-complex="12pt" style:font-weight-complex="bold" style:text-emphasize="none"/>
    </style:style>
    <style:style style:name="T46" style:family="text">
      <style:text-properties style:text-outline="false" style:text-line-through-style="none" style:text-line-through-type="none" style:font-name="Liberation Sans1" fo:font-size="12pt" fo:font-style="normal" fo:text-shadow="none" style:font-size-asian="10.5pt" style:font-style-asian="normal" style:font-size-complex="12pt" style:text-emphasize="none"/>
    </style:style>
    <style:style style:name="T47" style:family="text">
      <style:text-properties style:text-outline="false" style:text-line-through-style="none" style:text-line-through-type="none" style:font-name="Liberation Sans1" fo:font-size="12pt" fo:font-style="normal" fo:text-shadow="none" officeooo:rsid="00288abc" style:font-size-asian="10.5pt" style:font-style-asian="normal" style:font-size-complex="12pt" style:text-emphasize="none"/>
    </style:style>
    <style:style style:name="T48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2e5ed" style:font-size-asian="18pt" style:font-style-asian="normal" style:font-weight-asian="bold" style:font-size-complex="18pt" style:font-weight-complex="bold" style:text-emphasize="none"/>
    </style:style>
    <style:style style:name="T49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1584a3" style:font-size-asian="18pt" style:font-style-asian="normal" style:font-weight-asian="bold" style:font-size-complex="18pt" style:font-weight-complex="bold" style:text-emphasize="none"/>
    </style:style>
    <style:style style:name="T50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23b569" style:font-size-asian="18pt" style:font-style-asian="normal" style:font-weight-asian="bold" style:font-size-complex="18pt" style:font-weight-complex="bold" style:text-emphasize="none"/>
    </style:style>
    <style:style style:name="T51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266f6e" style:font-size-asian="18pt" style:font-style-asian="normal" style:font-weight-asian="bold" style:font-size-complex="18pt" style:font-weight-complex="bold" style:text-emphasize="none"/>
    </style:style>
    <style:style style:name="T52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bold" officeooo:rsid="00266f6e" style:font-size-asian="15.75pt" style:font-style-asian="normal" style:font-weight-asian="bold" style:font-size-complex="18pt" style:font-weight-complex="bold" style:text-emphasize="none"/>
    </style:style>
    <style:style style:name="T53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style:font-size-asian="18pt" style:font-style-asian="normal" style:font-weight-asian="normal" style:font-size-complex="18pt" style:font-weight-complex="normal" style:text-emphasize="none"/>
    </style:style>
    <style:style style:name="T54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1584a3" style:font-size-asian="18pt" style:font-style-asian="normal" style:font-weight-asian="normal" style:font-size-complex="18pt" style:font-weight-complex="normal" style:text-emphasize="none"/>
    </style:style>
    <style:style style:name="T55" style:family="text">
      <style:text-properties style:text-outline="false" style:text-line-through-style="none" style:text-line-through-type="none" style:font-name="Liberation Sans1" fo:font-size="18pt" fo:font-style="normal" fo:text-shadow="none" style:text-underline-style="none" fo:font-weight="normal" officeooo:rsid="00266f6e" style:font-size-asian="18pt" style:font-style-asian="normal" style:font-weight-asian="normal" style:font-size-complex="18pt" style:font-weight-complex="normal" style:text-emphasize="none"/>
    </style:style>
    <style:style style:name="T56" style:family="text">
      <style:text-properties style:text-outline="false" style:text-line-through-style="none" style:text-line-through-type="none" style:font-name="Liberation Sans1" fo:font-size="16pt" fo:font-style="normal" fo:text-shadow="none" fo:font-weight="normal" officeooo:rsid="0025a380" style:font-size-asian="14pt" style:font-style-asian="normal" style:font-weight-asian="normal" style:font-size-complex="16pt" style:font-weight-complex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normal" officeooo:rsid="001b6320" style:font-size-asian="13pt" style:font-style-asian="normal" style:font-weight-asian="normal" style:font-size-complex="13pt" style:font-weight-complex="normal" style:text-emphasize="none"/>
    </style:style>
    <style:style style:name="T58" style:family="text">
      <style:text-properties fo:font-weight="bold" officeooo:rsid="001c825a" style:font-weight-asian="bold" style:font-weight-complex="bold"/>
    </style:style>
    <style:style style:name="T59" style:family="text">
      <style:text-properties style:font-name="Liberation Serif" fo:font-size="12pt" style:font-size-asian="10.5pt" style:font-size-complex="12pt"/>
    </style:style>
    <style:style style:name="T60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61" style:family="text">
      <style:text-properties style:font-name="Liberation Serif" fo:font-size="13pt" officeooo:rsid="001b6320" style:font-size-asian="13pt" style:font-size-complex="13pt"/>
    </style:style>
    <style:style style:name="T62" style:family="text">
      <style:text-properties officeooo:rsid="0012e5ed" style:font-size-asian="18pt"/>
    </style:style>
    <style:style style:name="T63" style:family="text">
      <style:text-properties officeooo:rsid="001fc257" style:font-size-asian="18pt"/>
    </style:style>
    <style:style style:name="T64" style:family="text">
      <style:text-properties officeooo:rsid="0023b569" style:font-size-asian="18pt"/>
    </style:style>
    <style:style style:name="T65" style:family="text">
      <style:text-properties officeooo:rsid="0020c286"/>
    </style:style>
    <style:style style:name="T66" style:family="text">
      <style:text-properties officeooo:rsid="0023b569"/>
    </style:style>
    <style:style style:name="T67" style:family="text">
      <style:text-properties fo:font-size="18pt" fo:font-weight="normal" style:font-size-asian="18pt" style:font-weight-asian="normal" style:font-size-complex="18pt" style:font-weight-complex="normal"/>
    </style:style>
    <style:style style:name="T68" style:family="text">
      <style:text-properties fo:font-size="18pt" fo:font-weight="normal" officeooo:rsid="0023b569" style:font-size-asian="18pt" style:font-weight-asian="normal" style:font-size-complex="18pt" style:font-weight-complex="normal"/>
    </style:style>
    <style:style style:name="T69" style:family="text">
      <style:text-properties fo:font-size="18pt" fo:font-weight="normal" officeooo:rsid="00288abc" style:font-size-asian="18pt" style:font-weight-asian="normal" style:font-size-complex="18pt" style:font-weight-complex="normal"/>
    </style:style>
    <style:style style:name="T70" style:family="text">
      <style:text-properties officeooo:rsid="0025a380"/>
    </style:style>
    <style:style style:name="T71" style:family="text">
      <style:text-properties officeooo:rsid="00266f6e"/>
    </style:style>
    <style:style style:name="T72" style:family="text">
      <style:text-properties officeooo:rsid="0027cce8"/>
    </style:style>
    <style:style style:name="T73" style:family="text">
      <style:text-properties fo:font-variant="normal" fo:text-transform="none" fo:color="#696969" style:text-outline="false" style:text-line-through-style="none" style:text-line-through-type="none" style:font-name="Liberation Sans1" fo:font-size="12pt" fo:letter-spacing="normal" fo:font-style="normal" fo:text-shadow="none" style:text-underline-style="none" fo:font-weight="bold" officeooo:rsid="001c825a" style:font-size-asian="10.5pt" style:font-style-asian="normal" style:font-weight-asian="bold" style:font-size-complex="12pt" style:font-weight-complex="bold" style:text-emphasize="none"/>
    </style:style>
    <style:style style:name="T74" style:family="text">
      <style:text-properties fo:font-variant="normal" fo:text-transform="none" fo:color="#696969" style:text-outline="false" style:text-line-through-style="none" style:text-line-through-type="none" style:font-name="Source Sans Pro" fo:font-size="12pt" fo:letter-spacing="normal" fo:font-style="normal" fo:text-shadow="none" style:text-underline-style="none" fo:font-weight="normal" officeooo:rsid="001c825a" style:font-size-asian="12pt" style:font-style-asian="normal" style:font-weight-asian="bold" style:font-size-complex="12pt" style:font-weight-complex="bold" style:text-emphasize="none"/>
    </style:style>
    <style:style style:name="T75" style:family="text">
      <style:text-properties fo:font-variant="normal" fo:text-transform="none" fo:color="#696969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officeooo:rsid="001c825a" style:font-size-asian="10.5pt" style:font-style-asian="normal" style:font-weight-asian="bold" style:font-size-complex="12pt" style:font-weight-complex="bold" style:text-emphasize="none"/>
    </style:style>
    <style:style style:name="T76" style:family="text">
      <style:text-properties fo:font-variant="normal" fo:text-transform="none" fo:color="#696969" style:font-name="Source Sans Pro" fo:font-size="14pt" fo:letter-spacing="normal" fo:font-style="normal" fo:font-weight="normal" officeooo:rsid="00288abc" style:font-weight-asian="bold" style:font-weight-complex="bold"/>
    </style:style>
    <style:style style:name="T77" style:family="text">
      <style:text-properties fo:font-variant="normal" fo:text-transform="none" fo:color="#696969" style:font-name="Source Sans Pro" fo:letter-spacing="normal" fo:font-style="normal" fo:font-weight="normal" officeooo:rsid="00288abc" style:font-weight-asian="bold" style:font-weight-complex="bold"/>
    </style:style>
    <style:style style:name="T78" style:family="text">
      <style:text-properties fo:font-variant="normal" fo:text-transform="none" fo:color="#1c85c7" style:text-outline="false" style:text-line-through-style="none" style:text-line-through-type="none" style:font-name="Source Sans Pro" fo:font-size="12pt" fo:letter-spacing="normal" fo:font-style="normal" fo:text-shadow="none" style:text-underline-style="none" fo:font-weight="normal" officeooo:rsid="001c825a" style:font-size-asian="12pt" style:font-style-asian="normal" style:font-weight-asian="bold" style:font-size-complex="12pt" style:font-weight-complex="bold" style:text-emphasize="none"/>
    </style:style>
    <style:style style:name="T79" style:family="text">
      <style:text-properties fo:font-variant="normal" fo:text-transform="none" fo:color="#1c85c7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officeooo:rsid="001c825a" style:font-size-asian="10.5pt" style:font-style-asian="normal" style:font-weight-asian="bold" style:font-size-complex="12pt" style:font-weight-complex="bold" style:text-emphasize="none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Source Sans Pro" fo:font-size="12pt" fo:letter-spacing="normal" fo:font-style="normal" fo:text-shadow="none" style:text-underline-style="none" fo:font-weight="normal" officeooo:rsid="001c825a" style:font-size-asian="12pt" style:font-style-asian="normal" style:font-weight-asian="bold" style:font-size-complex="12pt" style:font-weight-complex="bold" style:text-emphasize="none"/>
    </style:style>
    <style:style style:name="T81" style:family="text">
      <style:text-properties fo:font-variant="normal" fo:text-transform="none" style:font-name="Source Sans Pro" fo:letter-spacing="normal" fo:font-style="normal" fo:font-weight="normal" officeooo:rsid="00288abc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<text:span text:style-name="T66">ssignment </text:span>1</text:p>
      <text:p text:style-name="P2"/>
      <text:p text:style-name="P2">T<text:span text:style-name="T66">ask</text:span> 1 :- <text:span text:style-name="T1">Install and configure Apache2.</text:span></text:p>
      <text:p text:style-name="P55"><text:span text:style-name="T1"><text:s/></text:span><text:span text:style-name="T68">Steps</text:span><text:span text:style-name="T1"> <text:s/>:- <text:s text:c="8"/></text:span><text:span text:style-name="T4"># </text:span><text:span text:style-name="T7">sudo </text:span><text:span text:style-name="T4">apt-get insatll apache2 </text:span></text:p>
      <text:p text:style-name="P6"><text:s text:c="27"/># systemctl status apache2.service (should be active)</text:p>
      <text:p text:style-name="P6"><text:s text:c="27"/># cd /var/www/html</text:p>
      <text:p text:style-name="P6"><text:s text:c="27"/># vim index.html (hi! I am devops ninja)</text:p>
      <text:p text:style-name="P6"><text:s text:c="27"/><text:span text:style-name="T66"># ipaddress:80 (to confirm)</text:span></text:p>
      <text:p text:style-name="P6"><text:s/></text:p>
      <text:p text:style-name="P3"><text:span text:style-name="T14">Task 2 :- </text:span><text:span text:style-name="T2">Install and configure nginx – configure it to run a <text:s text:c="17"/>proxy to apache.</text:span></text:p>
      <text:p text:style-name="P9"><text:span text:style-name="T67">S</text:span><text:span text:style-name="T69">teps</text:span><text:span text:style-name="T1"> <text:s/>:- <text:s text:c="3"/></text:span><text:span text:style-name="T4"># </text:span><text:span text:style-name="T8">sudo </text:span><text:span text:style-name="T4"><text:s/>apt-get install nginx (</text:span><text:span text:style-name="T8">By default nginx runs on port 80 which is already <text:s text:c="47"/>being used by Apache2</text:span><text:span text:style-name="T4">)</text:span></text:p>
      <text:p text:style-name="P7"><text:s text:c="27"/># cd /etc/apache2</text:p>
      <text:p text:style-name="P7"><text:s text:c="27"/># vim ports.conf (changed the port to 81)</text:p>
      <text:p text:style-name="P7"><text:s text:c="27"/># vim /etc/nginx/sites-available/defaults</text:p>
      <text:p text:style-name="P7"><text:s text:c="27"/># mv defaults proxytest (changed the file defaults to proxytest)</text:p>
      <text:p text:style-name="P7"><text:s text:c="27"/># vim proxytest </text:p>
      <text:p text:style-name="P9"><text:span text:style-name="T11">( </text:span><text:span text:style-name="T19">server </text:span><text:span text:style-name="T15">{</text:span></text:p>
      <text:p text:style-name="P21">listen 80;</text:p>
      <text:p text:style-name="P21">server_name proxy_test.com;</text:p>
      <text:p text:style-name="P21">location / {</text:p>
      <text:p text:style-name="P10"><text:span text:style-name="T15">proxy_pass </text:span><text:span text:style-name="T18">http://192.168.33.12:80</text:span><text:span text:style-name="T15">}} </text:span><text:span text:style-name="T16">)</text:span></text:p>
      <text:p text:style-name="P10"><text:span text:style-name="T16"><text:s text:c="30"/># </text:span><text:span text:style-name="T17">ln -s /etc/nginx/sites-available/proxytest proxytest</text:span></text:p>
      <text:p text:style-name="P22"><text:s text:c="30"/># vim /etc/host ( add – 192.168.33.1<text:span text:style-name="T70">2</text:span> proxytest.com )</text:p>
      <text:p text:style-name="P23"><text:s text:c="30"/><text:span text:style-name="T70"># 192.168.33.12:81 (</text:span>nginx is working as a proxy server of apache2.<text:span text:style-name="T70">)</text:span></text:p>
      <text:p text:style-name="P23"/>
      <text:p text:style-name="P14"><text:span text:style-name="T20">T</text:span><text:span text:style-name="T22">ask</text:span><text:span text:style-name="T20"> </text:span><text:span text:style-name="T21">3</text:span><text:span text:style-name="T20"> :- </text:span><text:span text:style-name="T24">Install &amp; Configure ntp with singapore timezone.</text:span></text:p>
      <text:p text:style-name="P15"><text:span text:style-name="T23">Steps <text:s text:c="3"/>:- </text:span><text:span text:style-name="T36"># sudo apt-get install ntp</text:span></text:p>
      <text:p text:style-name="P15"><text:span text:style-name="T36"><text:s text:c="25"/>#vim /etc/ntp.conf(comment already defined pools and add pools according to singapore timezone )</text:span></text:p>
      <text:p text:style-name="P15"><text:span text:style-name="T36"><text:s text:c="26"/>#sudo systemctl start ntpd</text:span></text:p>
      <text:p text:style-name="P15"><text:span text:style-name="T36"><text:s/></text:span><text:span text:style-name="T56">Note:- (Configuration not complete still working on this)</text:span></text:p>
      <text:p text:style-name="P15"><text:span text:style-name="T36"><text:s text:c="25"/></text:span></text:p>
      <text:p text:style-name="P24"/>
      <text:p text:style-name="P11"><text:span text:style-name="T48">T</text:span><text:span text:style-name="T50">ask</text:span><text:span text:style-name="T48"> </text:span><text:span text:style-name="T49">4,</text:span><text:span text:style-name="T51">5</text:span><text:span text:style-name="T48"> :- </text:span><text:span text:style-name="T54">Install </text:span><text:span text:style-name="T55">Java version 8 and </text:span><text:span text:style-name="T54">tomcat version 8.</text:span></text:p>
      <text:p text:style-name="P49"><text:span text:style-name="T53">Steps <text:s text:c="3"/>:- </text:span><text:span text:style-name="T55">1. Java 8</text:span></text:p>
      <text:p text:style-name="P49"><text:span text:style-name="T55"><text:s text:c="17"/></text:span><text:span text:style-name="T39"># add-apt-repository ppa:webupd8team/java</text:span></text:p>
      <text:p text:style-name="P38"><text:s text:c="26"/># apt-get update</text:p>
      <text:p text:style-name="P38"><text:s text:c="26"/># apt-get install oracle-java8-installer <text:s/>-y</text:p>
      <text:p text:style-name="P38"><text:s text:c="26"/># update-alternatives <text:s/>--config java</text:p>
      <text:p text:style-name="P49"><text:span text:style-name="T39"><text:s text:c="26"/># vim /etc/environment ( JAVA_HOME=”/usr/lib/jvm/java-8-oracle/jre”)</text:span><text:span text:style-name="T53"> </text:span></text:p>
      <text:p text:style-name="P54"><text:span text:style-name="T5"><text:s text:c="29"/></text:span><text:span text:style-name="T6"># vim ~./bashrc ( export java home and path)</text:span></text:p>
      <text:p text:style-name="P53"><text:s text:c="29"/># source ~/.bashrc</text:p>
      <text:p text:style-name="P50"><text:span text:style-name="T55"><text:s text:c="17"/></text:span><text:span text:style-name="T34"># echo $JAVA_HOME</text:span></text:p>
      <text:p text:style-name="P49"><text:soft-page-break/><text:span text:style-name="T55"/></text:p>
      <text:p text:style-name="P49"><text:span text:style-name="T55"><text:s text:c="18"/></text:span><text:span text:style-name="T51">2. Tomcat 8</text:span><text:span text:style-name="T55"> <text:s text:c="5"/></text:span></text:p>
      <text:p text:style-name="P49"><text:span text:style-name="T55"><text:s text:c="16"/></text:span><text:span text:style-name="T53"><text:s text:c="2"/></text:span><text:span text:style-name="T39"># wget </text:span><text:a xlink:type="simple" xlink:href="http://www-eu.apache.org/dist/tomcat/tomcat-8/v8.5.31/bin/apche-tomcat-8.5.31.tar.gz" text:style-name="Internet_20_link" text:visited-style-name="Visited_20_Internet_20_Link">http://www-eu.apache.org/dist/tomcat/tomcat-8/v8.5.31/bin/apche-tomcat-8.5.31.tar.gz</text:a></text:p>
      <text:p text:style-name="P24"><text:s text:c="26"/># cd /opt/tomcat</text:p>
      <text:p text:style-name="P24"><text:s text:c="26"/># tar xzvf apache-tomcat-8.5.31.tar.gz -C /opt/tomcat</text:p>
      <text:p text:style-name="P11"><text:span text:style-name="T40"><text:s text:c="26"/></text:span><text:span text:style-name="T41">configured tomcat – Created tomcat group and user</text:span></text:p>
      <text:p text:style-name="P26"><text:s text:c="62"/>Test apache tomcat on 8080 by config. ~/bashrc</text:p>
      <text:p text:style-name="P26"><text:s text:c="61"/>Setup Apache tomcat.service</text:p>
      <text:p text:style-name="P26"><text:s text:c="61"/>Config. Apache tomcat user in /opt/tomcat/conf/</text:p>
      <text:p text:style-name="P26"><text:s text:c="61"/>Edited users.xml &amp; context.xml</text:p>
      <text:p text:style-name="P26"><text:s text:c="61"/>Testing tomcat</text:p>
      <text:p text:style-name="P47"><text:span text:style-name="T52">Reference Link : </text:span><text:span text:style-name="T45">https://www.howtoforge.com/tutorial/how-to-install-apache-tomcat-8-5-on-ubuntu-16-04/</text:span></text:p>
      <text:p text:style-name="P8"/>
      <text:p text:style-name="P8"/>
      <text:p text:style-name="P16"><text:span text:style-name="T29">T</text:span><text:span text:style-name="T33">ask</text:span><text:span text:style-name="T29"> </text:span><text:span text:style-name="T30">5</text:span><text:span text:style-name="T29"> :- </text:span><text:span text:style-name="T26">Install build-essential.</text:span></text:p>
      <text:p text:style-name="P18"><text:span text:style-name="T25">Steps <text:s text:c="3"/>:- <text:s/></text:span><text:span text:style-name="T35"># </text:span><text:span text:style-name="T37">sudo </text:span><text:span text:style-name="T35">apt-get install build-essential</text:span></text:p>
      <text:p text:style-name="P34">Why we need <text:span text:style-name="T71">b</text:span>uild-essentials?</text:p>
      <text:p text:style-name="P29"><text:span text:style-name="T13">1. </text:span><text:span text:style-name="T12">This package is recquired for building debian-packages.</text:span></text:p>
      <text:p text:style-name="P12"><text:span text:style-name="T42">2. </text:span><text:span text:style-name="T57">If</text:span><text:span text:style-name="T61"> you have this package installed, you only need to install whatever a package specifies as its build-time dependencies to build the package. Conversely, if you are determining what your package needs to build-depend on, you can always leave out the packages this package depends on.</text:span></text:p>
      <text:p text:style-name="P33"><text:span text:style-name="T59">3. </text:span><text:span text:style-name="T60">This package consist of various tools :- </text:span><text:span text:style-name="T59">dpkg-dev, g++, gcc, libc-dev, etc.</text:span></text:p>
      <text:p text:style-name="P33"><text:span text:style-name="T59">4. </text:span><text:span text:style-name="T60">This package provides the c, c++ environment.</text:span></text:p>
      <text:p text:style-name="P31"/>
      <text:p text:style-name="P42"/>
      <text:p text:style-name="P16"><text:span text:style-name="T29">T</text:span><text:span text:style-name="T33">ask</text:span><text:span text:style-name="T29"> </text:span><text:span text:style-name="T31">6</text:span><text:span text:style-name="T29"> :- </text:span><text:span text:style-name="T26">Install </text:span><text:span text:style-name="T27">logrotate &amp; rotate tomcats catalina.out logs</text:span><text:span text:style-name="T26">.</text:span></text:p>
      <text:p text:style-name="P19"><text:span text:style-name="T26">S</text:span><text:span text:style-name="T25">teps <text:s text:c="3"/>:- </text:span><text:span text:style-name="T35"># </text:span><text:span text:style-name="T37">sudo </text:span><text:span text:style-name="T35">apt-get install logrotate </text:span></text:p>
      <text:p text:style-name="P25"><text:s text:c="24"/># cd /etc/logrotate.d</text:p>
      <text:p text:style-name="P25"><text:s text:c="24"/># vim tomcat </text:p>
      <text:p text:style-name="P25">( /opt/tomcat/apache-tomcat-8.5.31/logs/catalina.out</text:p>
      <text:p text:style-name="P25">{</text:p>
      <text:p text:style-name="P40">weekly</text:p>
      <text:p text:style-name="P25">rotate <text:span text:style-name="T71">5</text:span></text:p>
      <text:p text:style-name="P25">create</text:p>
      <text:p text:style-name="P25">size 500K</text:p>
      <text:p text:style-name="P25">compress</text:p>
      <text:p text:style-name="P25">delay compress</text:p>
      <text:p text:style-name="P25">}</text:p>
      <text:p text:style-name="P25"><text:s text:c="24"/># logrotate -f /etc/logrotate.conf</text:p>
      <text:p text:style-name="P25"/>
      <text:p text:style-name="P43"/>
      <text:p text:style-name="P43"/>
      <text:p text:style-name="P43"><text:soft-page-break/></text:p>
      <text:p text:style-name="P17"><text:span text:style-name="T29">T</text:span><text:span text:style-name="T33">ask</text:span><text:span text:style-name="T29"> </text:span><text:span text:style-name="T32">7</text:span><text:span text:style-name="T38"> </text:span><text:span text:style-name="T29">:- </text:span><text:span text:style-name="T26">Install </text:span><text:span text:style-name="T27">git</text:span><text:span text:style-name="T26">.</text:span></text:p>
      <text:p text:style-name="P20"><text:span text:style-name="T30">S</text:span><text:span text:style-name="T28">teps <text:s text:c="3"/>:- </text:span><text:span text:style-name="T46"># </text:span><text:span text:style-name="T47">sudo </text:span><text:span text:style-name="T46">apt-get install git</text:span></text:p>
      <text:p text:style-name="P30"/>
      <text:p text:style-name="P27">What is git?</text:p>
      <text:p text:style-name="P13"><text:span text:style-name="T80">Git is a piece of software that allows you to perform </text:span><text:a xlink:type="simple" xlink:href="https://en.wikipedia.org/wiki/Version_control" text:style-name="Internet_20_link" text:visited-style-name="Visited_20_Internet_20_Link">version control</text:a><text:span text:style-name="T80">. Large software projects require some piece of software to keep track of all the different changes made to a code base in order to track things like: Who edited a certain file; what they changed; and how to get back to the original code if necessary. Git does all of these things and more, so it's not surprising that most large software companies use git</text:span></text:p>
      <text:p text:style-name="P51"/>
      <text:p text:style-name="P51">Why we need git?</text:p>
      <text:list xml:id="list2434705911373356826" text:style-name="L2">
        <text:list-item>
          <text:p text:style-name="P59"><text:span text:style-name="T81">If you accidentally delete your code, using git can help you get it back.</text:span></text:p>
        </text:list-item>
      </text:list>
      <text:list xml:id="list3557106588910629199" text:style-name="L1">
        <text:list-item>
          <text:p text:style-name="P58">If you accidentally change your code and break something, git can revert it.</text:p>
        </text:list-item>
        <text:list-item>
          <text:p text:style-name="P58">Git lets you share and exchange code with other developers easily.</text:p>
        </text:list-item>
        <text:list-item>
          <text:p text:style-name="P58">If you want to know what recent changes you made to you code, git will show you.</text:p>
        </text:list-item>
        <text:list-item>
          <text:p text:style-name="P58">Git lets you backup your code easily to a remote server.</text:p>
        </text:list-item>
        <text:list-item>
          <text:p text:style-name="P57">Many more things</text:p>
        </text:list-item>
      </text:list>
      <text:p text:style-name="P51"/>
      <text:p text:style-name="P45"/>
      <text:p text:style-name="P32"><text:span text:style-name="T62">T</text:span><text:span text:style-name="T64">ask</text:span><text:span text:style-name="T62"> </text:span><text:span text:style-name="T63">8</text:span><text:span text:style-name="T9"> </text:span><text:span text:style-name="T62">:- </text:span><text:span text:style-name="T3">Mention the log files</text:span></text:p>
      <text:p text:style-name="P41">1. Apache - /var/log/apache2<text:span text:style-name="T72">(access.log, error.log)</text:span></text:p>
      <text:p text:style-name="P41">2. Nginx - /var/log/nginx<text:span text:style-name="T72">(access.log, error.log)</text:span></text:p>
      <text:p text:style-name="P41">3. Ntp - /var/log/ntpstats</text:p>
      <text:p text:style-name="P41">4. Tomcat - /opt/tomcat/apache-tomcat-8/logs/catalina.out</text:p>
      <text:p text:style-name="P41">5. Java - /var/log</text:p>
      <text:p text:style-name="P41"/>
      <text:p text:style-name="P32"><text:span text:style-name="T62">T</text:span><text:span text:style-name="T64">ask</text:span><text:span text:style-name="T62"> </text:span><text:span text:style-name="T63">9</text:span><text:span text:style-name="T9"> </text:span><text:span text:style-name="T62">:- </text:span><text:span text:style-name="T3">Mention the files created after installation</text:span></text:p>
      <text:p text:style-name="P41">1. Apache – apache2</text:p>
      <text:p text:style-name="P41">2. Nginx – nginx</text:p>
      <text:p text:style-name="P41">3. <text:span text:style-name="T65">Tomcat – apache-tomcat-8.5.31</text:span></text:p>
      <text:p text:style-name="P28"/>
      <text:p text:style-name="P28"/>
      <text:p text:style-name="P28"/>
      <text:p text:style-name="P44">Task10:- Shell Script task</text:p>
      <text:p text:style-name="P44">Script:- <text:span text:style-name="T10">#!/bin/bash</text:span></text:p>
      <text:p text:style-name="P37"><text:s text:c="14"/><text:tab/> <text:s/>name='tarun'</text:p>
      <text:p text:style-name="P37"><text:s text:c="14"/><text:tab/> <text:s/>echo "$name ,hello"</text:p>
      <text:p text:style-name="P37"><text:s text:c="20"/>echo "hello , $name"</text:p>
      <text:p text:style-name="P37"><text:s text:c="14"/><text:tab/> <text:s/>printf "Hello, $name \nHow are you?\n"</text:p>
      <text:p text:style-name="P28"/>
      <text:p text:style-name="P6"><text:s text:c="27"/></text:p>
      <text:p text:style-name="P5"><text:soft-page-break/><text:s text:c="27"/>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ource Sans Pro" svg:font-family="'Source Sans Pro', 'Helvetica Neue', Helvetica, Arial, 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5-22T00:21:00.723774458</dc:date>
    <meta:editing-duration>PT35M1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4" meta:paragraph-count="101" meta:word-count="652" meta:character-count="5541" meta:non-whitespace-character-count="3653"/>
  </office:meta>
</office:document-meta>
</file>